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opacity="50%" draw:textarea-vertical-align="middle"/>
    </style:style>
    <style:style style:name="gr9" style:family="graphic" style:parent-style-name="standard">
      <style:graphic-properties draw:opacity="100%" draw:opacity-name="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1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text-properties fo:font-family="'Courier New'" style:font-family-generic="modern" style:font-pitch="fixed"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text-properties fo:font-family="'Courier New'" style:font-family-generic="modern" style:font-pitch="fixed"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18pt"/>
    </style:style>
    <style:style style:name="T3" style:family="text">
      <style:text-properties fo:font-size="18pt"/>
    </style:style>
    <style:style style:name="T4" style:family="text">
      <style:text-properties style:text-position="-33% 58%" fo:font-size="18pt"/>
    </style:style>
    <style:style style:name="T5" style:family="text">
      <style:text-properties style:text-position="0% 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style:text-position="-33% 58%" fo:font-size="18pt" style:text-underline-style="none"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2cm" svg:height="3.6cm" svg:x="1.9cm" svg:y="2.1cm">
          <text:p/>
        </draw:rect>
        <draw:frame draw:style-name="gr2" draw:text-style-name="P2" draw:layer="layout" svg:width="2.7cm" svg:height="1.051cm" svg:x="2.6cm" svg:y="2.449cm">
          <draw:text-box>
            <text:p><text:span text:style-name="T1">raspi</text:span></text:p>
          </draw:text-box>
        </draw:frame>
        <draw:line draw:style-name="gr3" draw:text-style-name="P1" draw:layer="layout" svg:x1="1.9cm" svg:y1="3.6cm" svg:x2="10.3cm" svg:y2="3.6cm">
          <text:p/>
        </draw:line>
        <draw:frame draw:style-name="gr4" draw:text-style-name="P3" draw:layer="layout" svg:width="8.2cm" svg:height="0.971cm" svg:x="2.1cm" svg:y="3.8cm">
          <draw:text-box>
            <text:p><text:span text:style-name="T2">apc-device-switch-on</text:span></text:p>
          </draw:text-box>
        </draw:frame>
        <draw:rect draw:style-name="gr1" draw:text-style-name="P1" draw:layer="layout" svg:width="4.4cm" svg:height="2.6cm" svg:x="7.7cm" svg:y="6.3cm">
          <text:p/>
        </draw:rect>
        <draw:line draw:style-name="gr3" draw:text-style-name="P1" draw:layer="layout" svg:x1="7.7cm" svg:y1="7.3cm" svg:x2="12.1cm" svg:y2="7.3cm">
          <text:p/>
        </draw:line>
        <draw:frame draw:style-name="gr5" draw:text-style-name="P4" draw:layer="layout" svg:width="1.9cm" svg:height="0.962cm" svg:x="9.1cm" svg:y="6.4cm">
          <draw:text-box>
            <text:p><text:span text:style-name="T3">APC</text:span></text:p>
          </draw:text-box>
        </draw:frame>
        <draw:frame draw:style-name="gr2" draw:text-style-name="P4" xml:id="id2" draw:id="id2" draw:layer="layout" svg:width="4.4cm" svg:height="1.114cm" svg:x="7.7cm" svg:y="7.5cm">
          <draw:text-box>
            <text:p><text:span text:style-name="T4">1 | 2 | 3 | </text:span><text:span text:style-name="T5">4</text:span><text:span text:style-name="T4"> | </text:span><text:span text:style-name="T6">5</text:span><text:span text:style-name="T4"> | 6 | 7 | 8</text:span></text:p>
          </draw:text-box>
        </draw:frame>
        <draw:rect draw:style-name="gr6" draw:text-style-name="P5" xml:id="id1" draw:id="id1" draw:layer="layout" svg:width="1.2cm" svg:height="0.7cm" svg:x="2.7cm" svg:y="4.8cm">
          <text:p text:style-name="P1"><text:span text:style-name="T3">ON</text:span></text:p>
        </draw:rect>
        <draw:connector draw:style-name="gr7" draw:text-style-name="P1" draw:layer="layout" draw:type="curve" svg:x1="3.9cm" svg:y1="5.15cm" svg:x2="9.9cm" svg:y2="8.614cm" draw:start-shape="id1" draw:start-glue-point="1" draw:end-shape="id2" draw:end-glue-point="2" svg:d="m3900 5150c2851 0 2376 1982 3163 3036s2837 1178 2837 428">
          <text:p/>
        </draw:connector>
        <draw:frame draw:style-name="gr5" draw:text-style-name="P6" draw:layer="layout" svg:width="1.3cm" svg:height="0.971cm" svg:x="4.7cm" svg:y="6.4cm">
          <draw:text-box>
            <text:p><text:span text:style-name="T7">1.</text:span></text:p>
          </draw:text-box>
        </draw:frame>
        <draw:frame draw:style-name="gr4" draw:text-style-name="P6" draw:layer="layout" svg:width="1.3cm" svg:height="0.971cm" svg:x="13.8cm" svg:y="6.229cm">
          <draw:text-box>
            <text:p><text:span text:style-name="T7">2.</text:span></text:p>
          </draw:text-box>
        </draw:frame>
        <draw:line draw:style-name="gr3" draw:text-style-name="P1" draw:layer="layout" svg:x1="10.263cm" svg:y1="2.075cm" svg:x2="10.3cm" svg:y2="5.7cm">
          <text:p/>
        </draw:line>
        <draw:frame draw:style-name="gr2" draw:text-style-name="P7" draw:layer="layout" svg:width="4cm" svg:height="0.971cm" svg:x="10.8cm" svg:y="2.5cm">
          <draw:text-box>
            <text:p text:style-name="P7"><text:span text:style-name="T8">distfiles</text:span></text:p>
          </draw:text-box>
        </draw:frame>
        <draw:rect draw:style-name="gr6" draw:text-style-name="P1" xml:id="id3" draw:id="id3" draw:layer="layout" svg:width="0.9cm" svg:height="0.6cm" svg:x="14.9cm" svg:y="2.6cm">
          <text:p text:style-name="P1">ON</text:p>
        </draw:rect>
        <draw:connector draw:style-name="gr7" draw:text-style-name="P1" draw:layer="layout" draw:type="curve" svg:x1="9.9cm" svg:y1="8.614cm" svg:x2="15.35cm" svg:y2="3.2cm" draw:start-shape="id2" draw:start-glue-point="2" draw:end-shape="id3" svg:d="m9900 8614c0 750 5450 3457 5450-5414">
          <text:p/>
        </draw:connector>
      </draw:page>
      <draw:page draw:name="page2" draw:style-name="dp1" draw:master-page-name="Standard">
        <draw:rect draw:style-name="gr1" draw:text-style-name="P1" draw:layer="layout" svg:width="14.2cm" svg:height="3.6cm" svg:x="1.9cm" svg:y="2.1cm">
          <text:p/>
        </draw:rect>
        <draw:frame draw:style-name="gr2" draw:text-style-name="P2" draw:layer="layout" svg:width="2.7cm" svg:height="1.051cm" svg:x="2.6cm" svg:y="2.449cm">
          <draw:text-box>
            <text:p text:style-name="P8"><text:span text:style-name="T1">raspi</text:span></text:p>
          </draw:text-box>
        </draw:frame>
        <draw:line draw:style-name="gr3" draw:text-style-name="P1" draw:layer="layout" svg:x1="1.9cm" svg:y1="3.6cm" svg:x2="10.3cm" svg:y2="3.6cm">
          <text:p/>
        </draw:line>
        <draw:frame draw:style-name="gr4" draw:text-style-name="P3" xml:id="id4" draw:id="id4" draw:layer="layout" svg:width="8.6cm" svg:height="0.971cm" svg:x="2.1cm" svg:y="3.8cm">
          <draw:text-box>
            <text:p text:style-name="P4"><text:span text:style-name="T2">apc-device-switch-off</text:span></text:p>
          </draw:text-box>
        </draw:frame>
        <draw:rect draw:style-name="gr1" draw:text-style-name="P1" xml:id="id6" draw:id="id6" draw:layer="layout" svg:width="4.4cm" svg:height="2.6cm" svg:x="7.7cm" svg:y="6.3cm">
          <text:p/>
        </draw:rect>
        <draw:line draw:style-name="gr3" draw:text-style-name="P1" draw:layer="layout" svg:x1="7.7cm" svg:y1="7.3cm" svg:x2="12.1cm" svg:y2="7.3cm">
          <text:p/>
        </draw:line>
        <draw:frame draw:style-name="gr5" draw:text-style-name="P4" draw:layer="layout" svg:width="1.9cm" svg:height="0.962cm" svg:x="9.1cm" svg:y="6.4cm">
          <draw:text-box>
            <text:p text:style-name="P4"><text:span text:style-name="T3">APC</text:span></text:p>
          </draw:text-box>
        </draw:frame>
        <draw:frame draw:style-name="gr2" draw:text-style-name="P4" draw:layer="layout" svg:width="4.4cm" svg:height="1.114cm" svg:x="7.7cm" svg:y="7.5cm">
          <draw:text-box>
            <text:p text:style-name="P4"><text:span text:style-name="T4">1 | 2 | 3 | </text:span><text:span text:style-name="T5">4</text:span><text:span text:style-name="T4"> | </text:span><text:span text:style-name="T6">5</text:span><text:span text:style-name="T4"> | 6 | 7 | 8</text:span></text:p>
          </draw:text-box>
        </draw:frame>
        <draw:connector draw:style-name="gr7" draw:text-style-name="P1" draw:layer="layout" draw:type="curve" svg:x1="10.7cm" svg:y1="4.285cm" svg:x2="15.2cm" svg:y2="4.2cm" draw:start-shape="id4" draw:start-glue-point="1" draw:end-shape="id5" draw:end-glue-point="2" svg:d="m10700 4285c2850 0 2374 208 2787 375s1713 291 1713-460">
          <text:p/>
        </draw:connector>
        <draw:line draw:style-name="gr3" draw:text-style-name="P1" draw:layer="layout" svg:x1="10.8cm" svg:y1="2.1cm" svg:x2="10.78cm" svg:y2="5.7cm">
          <text:p/>
        </draw:line>
        <draw:frame draw:style-name="gr2" draw:text-style-name="P7" draw:layer="layout" svg:width="4cm" svg:height="0.971cm" svg:x="10.8cm" svg:y="2.5cm">
          <draw:text-box>
            <text:p text:style-name="P7"><text:span text:style-name="T8">distfiles</text:span></text:p>
          </draw:text-box>
        </draw:frame>
        <draw:rect draw:style-name="gr8" draw:text-style-name="P5" draw:layer="layout" svg:width="1.1cm" svg:height="0.7cm" svg:x="13.2cm" svg:y="3.5cm">
          <text:p text:style-name="P1"><text:span text:style-name="T3">ON</text:span></text:p>
        </draw:rect>
        <draw:rect draw:style-name="gr9" draw:text-style-name="P5" xml:id="id5" draw:id="id5" draw:layer="layout" svg:width="1.4cm" svg:height="0.7cm" svg:x="14.5cm" svg:y="3.5cm">
          <text:p text:style-name="P1"><text:span text:style-name="T3">OFF</text:span></text:p>
        </draw:rect>
        <draw:frame draw:style-name="gr10" draw:text-style-name="P9" draw:layer="layout" svg:width="3.9cm" svg:height="1.691cm" svg:x="11.2cm" svg:y="3.529cm">
          <draw:text-box>
            <text:p text:style-name="P9"><text:span text:style-name="T9">1.</text:span></text:p>
            <text:p text:style-name="P9"><text:span text:style-name="T9">umount</text:span></text:p>
          </draw:text-box>
        </draw:frame>
        <draw:frame draw:style-name="gr11" draw:layer="layout" svg:width="0.502cm" svg:height="0.962cm" svg:x="2.1cm" svg:y="14.7cm">
          <draw:text-box>
            <text:p/>
          </draw:text-box>
        </draw:frame>
        <draw:frame draw:style-name="gr10" draw:text-style-name="P9" draw:layer="layout" svg:width="1.3cm" svg:height="0.971cm" svg:x="5.7cm" svg:y="8.6cm">
          <draw:text-box>
            <text:p text:style-name="P9"><text:span text:style-name="T9">2.</text:span></text:p>
          </draw:text-box>
        </draw:frame>
        <draw:frame draw:style-name="gr12" draw:layer="layout" svg:width="0.1cm" svg:height="1.187cm" svg:x="1.9cm" svg:y="9.1cm">
          <draw:text-box>
            <text:p/>
          </draw:text-box>
        </draw:frame>
        <draw:connector draw:style-name="gr7" draw:text-style-name="P1" draw:layer="layout" draw:type="curve" svg:x1="6.4cm" svg:y1="4.771cm" svg:x2="9.9cm" svg:y2="8.9cm" draw:start-shape="id4" draw:start-glue-point="2" draw:end-shape="id6" draw:end-glue-point="2" svg:d="m6400 4771c0 6945 3500 4880 3500 4129">
          <text:p/>
        </draw:connector>
        <draw:frame draw:style-name="gr13" draw:layer="layout" svg:width="2.6cm" svg:height="1cm" svg:x="5cm" svg:y="9.7cm">
          <draw:text-box>
            <text:p>! OFF !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i Erik Alain Zscheile</meta:initial-creator>
    <meta:creation-date>2014-02-18T20:58:22</meta:creation-date>
    <meta:editing-cycles>22</meta:editing-cycles>
    <meta:editing-duration>PT3H25M4S</meta:editing-duration>
    <dc:date>2014-03-16T15:12:07</dc:date>
    <dc:creator>Kai Erik Alain Zscheile</dc:creator>
    <meta:generator>OpenOffice/4.0.1$Linux OpenOffice.org_project/401m5$Build-9714</meta:generator>
    <meta:document-statistic meta:object-count="35"/>
  </office:meta>
</office:document-meta>
</file>